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нализ и оценка работы модели</text:p>
      <text:p text:style-name="P1"/>
      <text:p text:style-name="P1"><text:tab/>Модель Qwen2.5 с полмиллиарда параметров показала неоднозначные результаты на десяти вопросах по программированию и машинному обучению. С одной стороны, она способна давать развёрнутые ответы и даже генерировать примеры кода, как в случае с вопросами про ООП и Git. С другой стороны, качество ответов сильно варьируется в зависимости от темы, и модель часто выдаёт фактически неверную или сбивчивую информацию.</text:p>
      <text:p text:style-name="P1"/>
      <text:p text:style-name="P1"><text:tab/>Наиболее успешно модель справилась с вопросами про Git, разницу между supervised и unsupervised learning, а также про Docker. В этих случаях ответы были структурированными, по существу и без явных ошибок. Вопрос про ООП тоже можно считать удачным, хотя пример кода для наследования показан не очень наглядно.</text:p>
      <text:p text:style-name="P1"/>
      <text:p text:style-name="P1"><text:tab/>Однако на вопросах про SOLID и DDD модель провалилась. Вместо пяти принципов SOLID она насчитала десять, приписав к ним паттерны проектирования вроде Adapter, Facade и Strategy. Ответ про DDD вообще не имеет ничего общего с реальностью: модель говорит о какой-то контейнерной системе и IDE вроде Visual Studio, что показывает полное непонимание темы. Вопрос про переобучение в машинном обучении тоже раскрыт плохо: определение сформулировано нечётко, а способы борьбы содержат странные выдуманные термины вроде SARD.</text:p>
      <text:p text:style-name="P1"/>
      <text:p text:style-name="P1"><text:tab/>Что касается вопросов про Python и REST API, ответы можно назвать удовлетворительными, но не идеальными. Модель правильно указала, что Python популярен для ML, хотя аргументация получилась размытой и повторяющейся. Разница между list и tuple объяснена в целом верно, хотя есть неточности, например, про то, что tuple — это неупорядоченная коллекция, что не соответствует действительности.</text:p>
      <text:p text:style-name="P1"/>
      <text:p text:style-name="P1"><text:tab/>В целом модель Qwen2.5:0.5B демонстрирует базовое понимание многих тем, но на сложных вопросах, требующих точного знания терминологии и определений, начинает галлюцинировать и выдавать ерунду. Для повседневного использования в качестве справочника она не подходит, но для демонстрации возможностей локальных LLM и выполнения учебных задач её ответов вполне достаточно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7T14:09:29.402000000</meta:creation-date>
    <dc:date>2026-04-17T14:10:21.294000000</dc:date>
    <meta:editing-duration>PT52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6" meta:word-count="282" meta:character-count="2024" meta:non-whitespace-character-count="1742"/>
  </office:meta>
</office:document-meta>
</file>